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5f5f5" draw:opacity="100%"/>
      <style:paragraph-properties fo:margin-left="0cm" fo:margin-right="0cm" fo:margin-top="0cm" fo:margin-bottom="0.265cm" loext:contextual-spacing="false" fo:line-height="143%" fo:text-indent="0cm" style:auto-text-indent="false" fo:background-color="#f5f5f5" fo:padding="0.265cm" fo:border="0.06pt solid #cccccc"/>
      <style:text-properties fo:color="#505763" style:font-name="Menlo" fo:font-size="10.5pt" loext:padding="0cm" loext:border="none"/>
    </style:style>
    <style:style style:name="P2" style:family="paragraph" style:parent-style-name="Text_20_body">
      <style:paragraph-properties fo:margin-left="0cm" fo:margin-right="0cm" fo:margin-top="0cm" fo:margin-bottom="0.529cm" loext:contextual-spacing="false" fo:text-indent="0cm" style:auto-text-indent="false"/>
    </style:style>
    <style:style style:name="P3" style:family="paragraph" style:parent-style-name="Text_20_body">
      <style:paragraph-properties fo:margin-left="0cm" fo:margin-right="0cm" fo:margin-top="0cm" fo:margin-bottom="0.529cm" loext:contextual-spacing="false" fo:text-indent="0cm" style:auto-text-indent="false"/>
      <style:text-properties fo:font-size="13.5pt" loext:padding="0cm" loext:border="none"/>
    </style:style>
    <style:style style:name="P4" style:family="paragraph" style:parent-style-name="Preformatted_20_Text">
      <loext:graphic-properties draw:fill="solid" draw:fill-color="#f5f5f5" draw:opacity="100%"/>
      <style:paragraph-properties fo:margin-top="0cm" fo:margin-bottom="0.265cm" loext:contextual-spacing="false" fo:line-height="143%" fo:background-color="#f5f5f5" fo:padding="0.265cm" fo:border="0.06pt solid #cccccc"/>
      <style:text-properties fo:color="#505763" style:font-name="Menlo" fo:font-size="10.5pt" loext:padding="0cm" loext:border="none"/>
    </style:style>
    <style:style style:name="P5" style:family="paragraph" style:parent-style-name="Standard">
      <style:text-properties fo:font-size="15pt" fo:font-weight="bold" officeooo:rsid="0010cf0c" officeooo:paragraph-rsid="0010cf0c" style:font-size-asian="15pt" style:font-weight-asian="bold" style:font-size-complex="15pt" style:font-weight-complex="bold"/>
    </style:style>
    <style:style style:name="P6" style:family="paragraph" style:parent-style-name="Standard">
      <style:text-properties fo:font-size="12pt" fo:font-weight="normal" officeooo:rsid="001255b4" officeooo:paragraph-rsid="001255b4" style:font-size-asian="10.5pt" style:font-weight-asian="normal" style:font-size-complex="12pt" style:font-weight-complex="normal"/>
    </style:style>
    <style:style style:name="P7" style:family="paragraph" style:parent-style-name="Standard">
      <style:text-properties fo:font-size="12pt" fo:font-weight="normal" officeooo:rsid="0013ec22" officeooo:paragraph-rsid="0013ec22" style:font-size-asian="10.5pt" style:font-weight-asian="normal" style:font-size-complex="12pt" style:font-weight-complex="normal"/>
    </style:style>
    <style:style style:name="P8" style:family="paragraph" style:parent-style-name="Standard">
      <style:text-properties fo:font-size="12pt" fo:font-weight="normal" officeooo:rsid="00166843" officeooo:paragraph-rsid="00166843" style:font-size-asian="10.5pt" style:font-weight-asian="normal" style:font-size-complex="12pt" style:font-weight-complex="normal"/>
    </style:style>
    <style:style style:name="P9" style:family="paragraph" style:parent-style-name="Standard">
      <style:text-properties fo:font-size="12pt" fo:font-weight="normal" officeooo:rsid="001781e7" officeooo:paragraph-rsid="001781e7" style:font-size-asian="10.5pt" style:font-weight-asian="normal" style:font-size-complex="12pt" style:font-weight-complex="normal"/>
    </style:style>
    <style:style style:name="P10" style:family="paragraph" style:parent-style-name="Standard">
      <style:text-properties fo:font-size="12pt" fo:font-weight="normal" officeooo:rsid="001caa94" officeooo:paragraph-rsid="001caa94" style:font-size-asian="10.5pt" style:font-weight-asian="normal" style:font-size-complex="12pt" style:font-weight-complex="normal"/>
    </style:style>
    <style:style style:name="P11" style:family="paragraph" style:parent-style-name="Standard">
      <style:text-properties fo:font-size="12pt" fo:font-weight="normal" officeooo:rsid="001ec28d" officeooo:paragraph-rsid="001ec28d" style:font-size-asian="10.5pt" style:font-weight-asian="normal" style:font-size-complex="12pt" style:font-weight-complex="normal"/>
    </style:style>
    <style:style style:name="P12" style:family="paragraph" style:parent-style-name="Standard">
      <style:text-properties fo:font-size="12pt" fo:font-weight="normal" officeooo:rsid="0021a959" officeooo:paragraph-rsid="0021a959" style:font-size-asian="10.5pt" style:font-weight-asian="normal" style:font-size-complex="12pt" style:font-weight-complex="normal"/>
    </style:style>
    <style:style style:name="P13" style:family="paragraph" style:parent-style-name="Standard">
      <style:text-properties fo:font-size="12pt" fo:font-weight="normal" officeooo:rsid="00256102" officeooo:paragraph-rsid="00256102" style:font-size-asian="10.5pt" style:font-weight-asian="normal" style:font-size-complex="12pt" style:font-weight-complex="normal"/>
    </style:style>
    <style:style style:name="P14" style:family="paragraph" style:parent-style-name="Standard">
      <style:text-properties fo:font-size="12pt" fo:font-weight="normal" officeooo:rsid="00269209" officeooo:paragraph-rsid="00269209" style:font-size-asian="10.5pt" style:font-weight-asian="normal" style:font-size-complex="12pt" style:font-weight-complex="normal"/>
    </style:style>
    <style:style style:name="P15" style:family="paragraph" style:parent-style-name="Standard">
      <style:text-properties fo:font-size="27pt" fo:font-weight="normal" officeooo:rsid="001781e7" officeooo:paragraph-rsid="001781e7" style:font-size-asian="10.5pt" style:font-weight-asian="normal" style:font-size-complex="12pt" style:font-weight-complex="normal" loext:padding="0cm" loext:border="none"/>
    </style:style>
    <style:style style:name="P16" style:family="paragraph" style:parent-style-name="Standard">
      <style:paragraph-properties fo:margin-top="0cm" fo:margin-bottom="0.397cm" loext:contextual-spacing="false"/>
      <style:text-properties fo:font-size="18pt" fo:font-weight="normal" loext:padding="0cm" loext:border="none"/>
    </style:style>
    <style:style style:name="P17" style:family="paragraph" style:parent-style-name="Text_20_body">
      <style:paragraph-properties fo:margin-left="0.132cm" fo:margin-right="0cm" fo:margin-top="0cm" fo:margin-bottom="0cm" loext:contextual-spacing="false" fo:text-indent="0cm" style:auto-text-indent="false"/>
      <style:text-properties officeooo:rsid="001af0e5" officeooo:paragraph-rsid="001caa94"/>
    </style:style>
    <style:style style:name="P18" style:family="paragraph" style:parent-style-name="Heading_20_4">
      <style:paragraph-properties fo:margin-top="0.265cm" fo:margin-bottom="0.265cm" loext:contextual-spacing="false" fo:line-height="110%"/>
      <style:text-properties style:font-name="inherit" fo:font-size="18pt" fo:font-weight="normal" loext:padding="0cm" loext:border="none"/>
    </style:style>
    <style:style style:name="P19" style:family="paragraph" style:parent-style-name="Text_20_body" style:list-style-name="L1">
      <style:paragraph-properties fo:margin-left="0cm" fo:margin-right="0cm" fo:margin-top="0cm" fo:margin-bottom="0.265cm" loext:contextual-spacing="false" fo:text-indent="0cm" style:auto-text-indent="false" fo:padding="0cm" fo:border="none"/>
    </style:style>
    <style:style style:name="P20" style:family="paragraph" style:parent-style-name="Text_20_body" style:list-style-name="L2">
      <style:paragraph-properties fo:margin-left="0cm" fo:margin-right="0cm" fo:margin-top="0cm" fo:margin-bottom="0.265cm" loext:contextual-spacing="false" fo:text-indent="0cm" style:auto-text-indent="false" fo:padding="0cm" fo:border="none"/>
    </style:style>
    <style:style style:name="P21" style:family="paragraph" style:parent-style-name="Text_20_body" style:list-style-name="L3">
      <style:paragraph-properties fo:margin-left="0cm" fo:margin-right="0cm" fo:margin-top="0cm" fo:margin-bottom="0.265cm" loext:contextual-spacing="false" fo:text-indent="0cm" style:auto-text-indent="false" fo:padding="0cm" fo:border="none"/>
    </style:style>
    <style:style style:name="P22" style:family="paragraph" style:parent-style-name="Text_20_body" style:list-style-name="L4">
      <style:paragraph-properties fo:margin-left="0cm" fo:margin-right="0cm" fo:margin-top="0cm" fo:margin-bottom="0.265cm" loext:contextual-spacing="false" fo:text-indent="0cm" style:auto-text-indent="false" fo:padding="0cm" fo:border="none"/>
    </style:style>
    <style:style style:name="P23" style:family="paragraph" style:parent-style-name="Text_20_body" style:list-style-name="L5">
      <style:paragraph-properties fo:margin-left="0cm" fo:margin-right="0cm" fo:margin-top="0cm" fo:margin-bottom="0.265cm" loext:contextual-spacing="false" fo:text-indent="0cm" style:auto-text-indent="false" fo:padding="0cm" fo:border="none"/>
    </style:style>
    <style:style style:name="P24" style:family="paragraph" style:parent-style-name="Text_20_body" style:list-style-name="L1">
      <style:paragraph-properties fo:margin-top="0cm" fo:margin-bottom="0.265cm" loext:contextual-spacing="false" fo:padding="0cm" fo:border="none"/>
    </style:style>
    <style:style style:name="P25" style:family="paragraph" style:parent-style-name="Text_20_body" style:list-style-name="L2">
      <style:paragraph-properties fo:margin-top="0cm" fo:margin-bottom="0.265cm" loext:contextual-spacing="false" fo:padding="0cm" fo:border="none"/>
    </style:style>
    <style:style style:name="P26" style:family="paragraph" style:parent-style-name="Text_20_body" style:list-style-name="L2">
      <style:paragraph-properties fo:margin-top="0cm" fo:margin-bottom="0.265cm" loext:contextual-spacing="false" fo:padding="0cm" fo:border="none"/>
      <style:text-properties loext:padding="0cm" loext:border="none"/>
    </style:style>
    <style:style style:name="P27" style:family="paragraph" style:parent-style-name="Text_20_body" style:list-style-name="L3">
      <style:paragraph-properties fo:margin-top="0cm" fo:margin-bottom="0.265cm" loext:contextual-spacing="false" fo:padding="0cm" fo:border="none"/>
      <style:text-properties loext:padding="0cm" loext:border="none"/>
    </style:style>
    <style:style style:name="P28" style:family="paragraph" style:parent-style-name="Text_20_body" style:list-style-name="L4">
      <style:paragraph-properties fo:margin-top="0cm" fo:margin-bottom="0.265cm" loext:contextual-spacing="false" fo:padding="0cm" fo:border="none"/>
      <style:text-properties loext:padding="0cm" loext:border="none"/>
    </style:style>
    <style:style style:name="P29" style:family="paragraph" style:parent-style-name="Text_20_body" style:list-style-name="L5">
      <style:paragraph-properties fo:margin-top="0cm" fo:margin-bottom="0.265cm" loext:contextual-spacing="false" fo:padding="0cm" fo:border="none"/>
      <style:text-properties loext:padding="0cm" loext:border="none"/>
    </style:style>
    <style:style style:name="P30" style:family="paragraph" style:parent-style-name="Text_20_body" style:list-style-name="L3">
      <style:paragraph-properties fo:margin-top="0cm" fo:margin-bottom="0.265cm" loext:contextual-spacing="false" fo:padding="0cm" fo:border="none"/>
    </style:style>
    <style:style style:name="P31" style:family="paragraph" style:parent-style-name="Text_20_body" style:list-style-name="L4">
      <style:paragraph-properties fo:margin-top="0cm" fo:margin-bottom="0.265cm" loext:contextual-spacing="false" fo:padding="0cm" fo:border="none"/>
    </style:style>
    <style:style style:name="P32" style:family="paragraph" style:parent-style-name="Text_20_body">
      <style:paragraph-properties fo:margin-left="0.132cm" fo:margin-right="0cm" fo:margin-top="0cm" fo:margin-bottom="0cm" loext:contextual-spacing="false" fo:text-indent="0cm" style:auto-text-indent="false"/>
      <style:text-properties officeooo:rsid="001caa94" officeooo:paragraph-rsid="001caa94"/>
    </style:style>
    <style:style style:name="T1" style:family="text">
      <style:text-properties officeooo:rsid="0016433c"/>
    </style:style>
    <style:style style:name="T2" style:family="text">
      <style:text-properties fo:font-weight="bold" loext:padding="0cm" loext:border="none"/>
    </style:style>
    <style:style style:name="T3" style:family="text">
      <style:text-properties fo:font-size="13.5pt" fo:font-weight="bold" loext:padding="0cm" loext:border="none"/>
    </style:style>
    <style:style style:name="T4" style:family="text">
      <style:text-properties fo:font-size="13.5pt" loext:padding="0cm" loext:border="none"/>
    </style:style>
    <style:style style:name="T5" style:family="text">
      <style:text-properties loext:padding="0cm" loext:border="none"/>
    </style:style>
    <style:style style:name="T6" style:family="text">
      <style:text-properties fo:color="#007791" style:text-line-through-style="none" style:text-line-through-type="none" style:text-underline-style="none" fo:font-weight="normal" style:text-blinking="false" fo:background-color="transparent" loext:char-shading-value="0" loext:padding="0cm" loext:border="none"/>
    </style:style>
    <style:style style:name="T7" style:family="text">
      <style:text-properties fo:color="#ec5252" style:font-name="Menlo" fo:font-size="12pt" fo:background-color="#f2f3f5" loext:char-shading-value="0" loext:padding-left="0.106cm" loext:padding-right="0.106cm" loext:padding-top="0.053cm" loext:padding-bottom="0.053cm" loext:border="0.06pt solid #dedfe0"/>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it Hub Tutorials</text:p>
      <text:p text:style-name="P6"/>
      <text:p text:style-name="P6">The git was initially developed for the command line.</text:p>
      <text:p text:style-name="P7">Git is decentralised and distributed system.</text:p>
      <text:p text:style-name="P7">Git is free and large community and version control.</text:p>
      <text:p text:style-name="P7">.<text:span text:style-name="T1">git folder the actual git folders and files.</text:span></text:p>
      <text:p text:style-name="P8">Commit saves the code of the folder in which the user is working .The default branch is the master branch of the git project.Github is git repository hosting service.Github is the popular git hosting platform.</text:p>
      <text:p text:style-name="P9">Git configuration:-</text:p>
      <text:p text:style-name="P9">git config –global user.name “neel”</text:p>
      <text:p text:style-name="P9">git config –global <text:s/>user.email “<text:a xlink:type="simple" xlink:href="mailto:neel@gmail.com" text:style-name="Internet_20_link" text:visited-style-name="Visited_20_Internet_20_Link">neel@gmail.com</text:a>”</text:p>
      <text:p text:style-name="P9"/>
      <text:p text:style-name="P15">Quick Installation on Windows Notes</text:p>
      <text:p text:style-name="P16">Section 3, Lecture 11</text:p>
      <text:h text:style-name="P18" text:outline-level="4">Introduction</text:h>
      <text:p text:style-name="P3">This document provides a quick listing of the tools needed and basic install instructions for each -- which is used throughout this course. Before you get started installing all the tools and software for this course, there are a few basic requirements. After that, I provide the general instructions for each tool used. Since this page is designed to aide the "get to the point" crowd, I keep my instructions as brief as possible.</text:p>
      <text:p text:style-name="P2"><text:span text:style-name="T4">In order to support the most recent version of Windows available, these instructions were tested using </text:span><text:span text:style-name="Strong_20_Emphasis"><text:span text:style-name="T3">Windows 10</text:span></text:span><text:span text:style-name="T4">. However, with some modification, these instructions will generally work for older versions of Windows.</text:span></text:p>
      <text:h text:style-name="P18" text:outline-level="4">Getting Started and Common Tools</text:h>
      <text:p text:style-name="P2"><text:span text:style-name="Strong_20_Emphasis"><text:span text:style-name="T3">Admin Rights</text:span></text:span></text:p>
      <text:p text:style-name="P3">You need to have Administrator rights to your system. Most modern versions of Windows come with several "flavors" of user accounts -- only Administrators can install software.</text:p>
      <text:p text:style-name="P2"><text:span text:style-name="Strong_20_Emphasis"><text:span text:style-name="T3">The Right Bits</text:span></text:span></text:p>
      <text:p text:style-name="P3">Windows comes in two flavors: 32-bit and 64-bit. What's even more confusing -- you might have a 32-bit version on hardware able to run 64-bit software.</text:p>
      <text:p text:style-name="P3">The fastest way to find out if you have 32 or 64-bits installed:</text:p>
      <text:list xml:id="list636732783" text:style-name="L1">
        <text:list-item>
          <text:p text:style-name="P19"><text:span text:style-name="T5">Right-click on the </text:span><text:span text:style-name="Emphasis"><text:span text:style-name="T5">Start Menu</text:span></text:span><text:span text:style-name="T5">, this will display a pop-up menu</text:span></text:p>
        </text:list-item>
        <text:list-item>
          <text:p text:style-name="P24"><text:soft-page-break/><text:span text:style-name="T5">Click on the </text:span><text:span text:style-name="Emphasis"><text:span text:style-name="T5">System</text:span></text:span><text:span text:style-name="T5"> item</text:span></text:p>
        </text:list-item>
        <text:list-item>
          <text:p text:style-name="P24"><text:span text:style-name="T5">Once the </text:span><text:span text:style-name="Emphasis"><text:span text:style-name="T5">System</text:span></text:span><text:span text:style-name="T5"> window appears, look for the </text:span><text:span text:style-name="Strong_20_Emphasis"><text:span text:style-name="T2">System Type</text:span></text:span><text:span text:style-name="T5"> entry under the </text:span><text:span text:style-name="Emphasis"><text:span text:style-name="T5">System</text:span></text:span><text:span text:style-name="T5">section. This should tell you if you have 32 or 64-bit version of Windows.</text:span></text:p>
        </text:list-item>
      </text:list>
      <text:p text:style-name="P3">Make a note of this -- you'll want to install the 32-bit or 64-bit version of any software in order to best match your operating system and to have the best performance possible, when given the choice.</text:p>
      <text:h text:style-name="P18" text:outline-level="4">Google Chrome</text:h>
      <text:p text:style-name="P2"><text:span text:style-name="Strong_20_Emphasis"><text:span text:style-name="T3">Optional.</text:span></text:span></text:p>
      <text:p text:style-name="P2"><text:span text:style-name="T4">I use Google Chrome for most of my courses. A few years ago, I would have strongly recommended or border-lined required the use of Chrome. However, most modern versions of all common browsers are adequate -- although the software engineer in me still prefers Chrome. For those wanting to follow along as closely as possible, install and use Chrome during this course. However, this is an </text:span><text:span text:style-name="Emphasis"><text:span text:style-name="T4">optional</text:span></text:span><text:span text:style-name="T4"> step now, but I include it for completeness.</text:span></text:p>
      <text:p text:style-name="P2"><text:span text:style-name="Strong_20_Emphasis"><text:span text:style-name="T3">Install for Windows</text:span></text:span></text:p>
      <text:list xml:id="list3539822733" text:style-name="L2">
        <text:list-item>
          <text:p text:style-name="P20"><text:span text:style-name="T5">Go to the </text:span><text:a xlink:type="simple" xlink:href="https://eureka.udemy.com/github-ultimate/learn/v4/%5Bhttps://www.google.com/chrome/browser/desktop%5D(https://www.google.com/chrome/browser/desktop" office:target-frame-name="_blank" xlink:show="new" text:style-name="Internet_20_link" text:visited-style-name="Visited_20_Internet_20_Link"><text:span text:style-name="T6">Google Chrome Desktop</text:span></text:a><text:span text:style-name="T5"> page at </text:span><text:a xlink:type="simple" xlink:href="https://eureka.udemy.com/github-ultimate/learn/v4/%5Bhttps://www.google.com/chrome/browser/desktop%5D(https://www.google.com/chrome/browser/desktop" office:target-frame-name="_blank" xlink:show="new" text:style-name="Internet_20_link" text:visited-style-name="Visited_20_Internet_20_Link"><text:span text:style-name="T6">https://www.google.com/chrome/browser/desktop</text:span></text:a></text:p>
        </text:list-item>
        <text:list-item>
          <text:p text:style-name="P25"><text:span text:style-name="T5">Click on the </text:span><text:span text:style-name="Strong_20_Emphasis"><text:span text:style-name="T2">Download Chrome</text:span></text:span><text:span text:style-name="T5"> button</text:span></text:p>
        </text:list-item>
        <text:list-item>
          <text:p text:style-name="P25"><text:span text:style-name="T5">Accept the </text:span><text:span text:style-name="Emphasis"><text:span text:style-name="T5">Terms of Service</text:span></text:span><text:span text:style-name="T5"> agreement (after reading, of course)</text:span></text:p>
        </text:list-item>
        <text:list-item>
          <text:p text:style-name="P26">Follow the instructions through the install process</text:p>
        </text:list-item>
      </text:list>
      <text:h text:style-name="P18" text:outline-level="4">Git for Windows</text:h>
      <text:p text:style-name="P2"><text:span text:style-name="Strong_20_Emphasis"><text:span text:style-name="T3">Required.</text:span></text:span></text:p>
      <text:p text:style-name="P3">Git is the source control tool used in this course. While Jenkins supports many other control control tools, Git is the most popular these days.</text:p>
      <text:p text:style-name="P2"><text:span text:style-name="Strong_20_Emphasis"><text:span text:style-name="T3">Install on Windows 10</text:span></text:span></text:p>
      <text:list xml:id="list1467939038" text:style-name="L3">
        <text:list-item>
          <text:p text:style-name="P21"><text:a xlink:type="simple" xlink:href="https://eureka.udemy.com/github-ultimate/learn/v4/%5Bhttps://github.com/git-for-windows/git/releases/latest%5D(https://github.com/git-for-windows/git/releases/latest" office:target-frame-name="_blank" xlink:show="new" text:style-name="Internet_20_link" text:visited-style-name="Visited_20_Internet_20_Link"><text:span text:style-name="T6">Download Git for Windows</text:span></text:a><text:span text:style-name="T5"> directly from </text:span><text:a xlink:type="simple" xlink:href="https://eureka.udemy.com/github-ultimate/learn/v4/%5Bhttps://github.com/git-for-windows/git/releases/latest%5D(https://github.com/git-for-windows/git/releases/latest" office:target-frame-name="_blank" xlink:show="new" text:style-name="Internet_20_link" text:visited-style-name="Visited_20_Internet_20_Link"><text:span text:style-name="T6">https://github.com/git-for-windows/git/releases/latest</text:span></text:a><text:span text:style-name="T5">.</text:span></text:p>
        </text:list-item>
        <text:list-item>
          <text:p text:style-name="P27">Run the installer program, follow the defaults (recommend other choices in the video, but defaults are ok too)</text:p>
        </text:list-item>
        <text:list-item>
          <text:p text:style-name="P30"><text:span text:style-name="T5">Open the </text:span><text:span text:style-name="Strong_20_Emphasis"><text:span text:style-name="T2">Git Bash</text:span></text:span><text:span text:style-name="T5"> program, which is a Bash Shell terminal designed specifically for Git on Windows</text:span></text:p>
        </text:list-item>
      </text:list>
      <text:p text:style-name="P2"><text:span text:style-name="Strong_20_Emphasis"><text:span text:style-name="T3">Configure Git</text:span></text:span></text:p>
      <text:p text:style-name="P3"><text:soft-page-break/>Git requires your name and email address before any real work can be done. It is best to just configure Git from the start.</text:p>
      <text:p text:style-name="P1">git config --global user.name "Your Name"</text:p>
      <text:p text:style-name="P4">git config --global user.email "your.email@your-place.com"</text:p>
      <text:h text:style-name="P18" text:outline-level="4">Notepad++</text:h>
      <text:p text:style-name="P2"><text:span text:style-name="Strong_20_Emphasis"><text:span text:style-name="T3">Optional.</text:span></text:span></text:p>
      <text:p text:style-name="P2"><text:span text:style-name="T4">Windows comes with a text editor called </text:span><text:span text:style-name="Strong_20_Emphasis"><text:span text:style-name="T3">Notepad</text:span></text:span><text:span text:style-name="T4">, but it doesn't do much beyond allow you to edit text and many IT professionals prefer something more. I use a free and open-source program called </text:span><text:span text:style-name="Strong_20_Emphasis"><text:span text:style-name="T3">Notepad++</text:span></text:span><text:span text:style-name="T4"> for most of my Windows based courses. If you are happy with Notepad, then this step is </text:span><text:span text:style-name="Emphasis"><text:span text:style-name="T4">optional</text:span></text:span><text:span text:style-name="T4">.</text:span></text:p>
      <text:p text:style-name="P2"><text:span text:style-name="Strong_20_Emphasis"><text:span text:style-name="T3">Install</text:span></text:span></text:p>
      <text:list xml:id="list1358911769" text:style-name="L4">
        <text:list-item>
          <text:p text:style-name="P22"><text:a xlink:type="simple" xlink:href="https://eureka.udemy.com/github-ultimate/learn/v4/%5Bhttps://notepad-plus-plus.org/download%5D(https://notepad-plus-plus.org/download" office:target-frame-name="_blank" xlink:show="new" text:style-name="Internet_20_link" text:visited-style-name="Visited_20_Internet_20_Link"><text:span text:style-name="T6">Download Notepad++</text:span></text:a><text:span text:style-name="T5"> from </text:span><text:a xlink:type="simple" xlink:href="https://eureka.udemy.com/github-ultimate/learn/v4/%5Bhttps://notepad-plus-plus.org/download%5D(https://notepad-plus-plus.org/download" office:target-frame-name="_blank" xlink:show="new" text:style-name="Internet_20_link" text:visited-style-name="Visited_20_Internet_20_Link"><text:span text:style-name="T6">https://notepad-plus-plus.org/download</text:span></text:a></text:p>
        </text:list-item>
        <text:list-item>
          <text:p text:style-name="P31"><text:span text:style-name="T5">Since there are many adverts on the page, ensure you select the </text:span><text:span text:style-name="Strong_20_Emphasis"><text:span text:style-name="T2">Notepad++ Installer</text:span></text:span><text:span text:style-name="T5">and not an AD by mistake.</text:span></text:p>
        </text:list-item>
        <text:list-item>
          <text:p text:style-name="P28">Once the installer has finished downloading, run the installer.</text:p>
        </text:list-item>
        <text:list-item>
          <text:p text:style-name="P28">Follow all the defaults through the install process with the following exceptions:</text:p>
          <text:list>
            <text:list-item>
              <text:p text:style-name="P22"><text:span text:style-name="T5">Check </text:span><text:span text:style-name="Emphasis"><text:span text:style-name="T5">Create Shortcut on Desktop</text:span></text:span><text:span text:style-name="T5"> (personal choice)</text:span></text:p>
            </text:list-item>
          </text:list>
        </text:list-item>
      </text:list>
      <text:p text:style-name="P2"><text:span text:style-name="Strong_20_Emphasis"><text:span text:style-name="T3">Notepad++ System-Wide</text:span></text:span></text:p>
      <text:p text:style-name="P2"><text:span text:style-name="T4">If you plan to use Notepad++ a lot, I highly recommend adding Notepad++ to your system's PATH environment variable. You can confirm weather or not this is needed by opening a </text:span><text:span text:style-name="Strong_20_Emphasis"><text:span text:style-name="T3">command prompt</text:span></text:span><text:span text:style-name="T4"> or </text:span><text:span text:style-name="Strong_20_Emphasis"><text:span text:style-name="T3">Git Bash</text:span></text:span><text:span text:style-name="T4"> and type </text:span><text:span text:style-name="Source_20_Text"><text:span text:style-name="T7">notepad++</text:span></text:span><text:span text:style-name="T4"> and press the </text:span><text:span text:style-name="Source_20_Text"><text:span text:style-name="T7">enter</text:span></text:span><text:span text:style-name="T4"> key. If Notepad++ launches, then no additional work is needed. If you get a </text:span><text:span text:style-name="Source_20_Text"><text:span text:style-name="T7">Command Not Found</text:span></text:span><text:span text:style-name="T4"> or similar error, then add the Notepad++ install folder to the system </text:span><text:span text:style-name="Strong_20_Emphasis"><text:span text:style-name="T3">Path</text:span></text:span><text:span text:style-name="T4"> variable.</text:span></text:p>
      <text:p text:style-name="P2"><text:span text:style-name="Strong_20_Emphasis"><text:span text:style-name="T3">Bash Configuration</text:span></text:span></text:p>
      <text:p text:style-name="P2"><text:span text:style-name="T4">Open or create the </text:span><text:span text:style-name="Strong_20_Emphasis"><text:span text:style-name="T3">~/.bash_profile</text:span></text:span><text:span text:style-name="T4"> file and add the following line:</text:span></text:p>
      <text:p text:style-name="P1">alias npp='notepad++ -multiInst -nosession'</text:p>
      <text:p text:style-name="P2"><text:span text:style-name="Strong_20_Emphasis"><text:span text:style-name="T3">Git Integration</text:span></text:span></text:p>
      <text:p text:style-name="P3"><text:soft-page-break/>Open Git Bash and issue the command:</text:p>
      <text:p text:style-name="P1">git config core.editor "notepad++ -multiInst -nosession"</text:p>
      <text:p text:style-name="P3">Then test it out by:</text:p>
      <text:p text:style-name="P1">git config --global -e</text:p>
      <text:h text:style-name="P18" text:outline-level="4">P4Merge on Windows</text:h>
      <text:p text:style-name="P2"><text:span text:style-name="Emphasis"><text:span text:style-name="T4">P4Merge for Windows</text:span></text:span><text:span text:style-name="T4"> which is a visual comparsion and merge resolution tool that integrates well with Git.</text:span></text:p>
      <text:p text:style-name="P2"><text:span text:style-name="Strong_20_Emphasis"><text:span text:style-name="T3">Install</text:span></text:span></text:p>
      <text:list xml:id="list1660696626" text:style-name="L5">
        <text:list-item>
          <text:p text:style-name="P23"><text:a xlink:type="simple" xlink:href="https://eureka.udemy.com/github-ultimate/learn/v4/%5Bhttps://www.perforce.com/downloads/helix#clients](https://www.perforce.com/downloads/helix%23clients" office:target-frame-name="_blank" xlink:show="new" text:style-name="Internet_20_link" text:visited-style-name="Visited_20_Internet_20_Link"><text:span text:style-name="T6">Download P4Merge: Visual Merge Client</text:span></text:a><text:span text:style-name="T5"> from </text:span><text:a xlink:type="simple" xlink:href="https://eureka.udemy.com/github-ultimate/learn/v4/%5Bhttps://www.perforce.com/downloads/helix#clients](https://www.perforce.com/downloads/helix%23clients" office:target-frame-name="_blank" xlink:show="new" text:style-name="Internet_20_link" text:visited-style-name="Visited_20_Internet_20_Link"><text:span text:style-name="T6">https://www.perforce.com/downloads/helix#clients</text:span></text:a></text:p>
        </text:list-item>
        <text:list-item>
          <text:p text:style-name="P29">Once the installer has finished downloading, run the installer.</text:p>
        </text:list-item>
        <text:list-item>
          <text:p text:style-name="P29">Follow all the defaults through the install process with the following exceptions:</text:p>
          <text:list>
            <text:list-item>
              <text:p text:style-name="P23"><text:span text:style-name="T5">During install, take care to only install the </text:span><text:span text:style-name="Strong_20_Emphasis"><text:span text:style-name="T2">P4Merge Visual Merge</text:span></text:span><text:span text:style-name="T5"> client</text:span></text:p>
            </text:list-item>
          </text:list>
        </text:list-item>
      </text:list>
      <text:p text:style-name="P2"><text:span text:style-name="Strong_20_Emphasis"><text:span text:style-name="T3">Configuration</text:span></text:span></text:p>
      <text:p text:style-name="P2"><text:span text:style-name="T4">Now, let's integrate P4Merge with Git. You'll need to know where P4Merge is installed on your system -- which is normally under </text:span><text:span text:style-name="Emphasis"><text:span text:style-name="T4">Program Files</text:span></text:span><text:span text:style-name="T4">. With the next series of commands, you may need to modify them slightly to fit your system.</text:span></text:p>
      <text:p text:style-name="P2"><text:span text:style-name="T4">Configure P4Merge as </text:span><text:span text:style-name="Strong_20_Emphasis"><text:span text:style-name="T3">Diff Tool</text:span></text:span><text:span text:style-name="T4"> in Git:</text:span></text:p>
      <text:p text:style-name="P1">git config --global diff.tool p4merge</text:p>
      <text:p text:style-name="P4">git config --global difftool.p4merge.path "C:/Program Files/Perforce/p4merge.exe"</text:p>
      <text:p text:style-name="P4">git config --global difftool.prompt false</text:p>
      <text:p text:style-name="P2"><text:span text:style-name="T4">Configure P4Merge as </text:span><text:span text:style-name="Strong_20_Emphasis"><text:span text:style-name="T3">Merge Tool</text:span></text:span><text:span text:style-name="T4"> in Git:</text:span></text:p>
      <text:p text:style-name="P1">git config --global merge.tool p4merge</text:p>
      <text:p text:style-name="P4">git config --global mergetool.p4merge.path "C:/Program Files/Perforce/p4merge.exe"</text:p>
      <text:p text:style-name="P4">git config --global mergetool.prompt false</text:p>
      <text:p text:style-name="P3"><text:soft-page-break/>The above commands should work, but some systems may require converting the paths to Unix friendly versions where C: is replaced with /c/.</text:p>
      <text:p text:style-name="P32">Local</text:p>
      <text:p text:style-name="P32">{</text:p>
      <text:p text:style-name="P17">Working Directory(Having all the files of the project) ---&gt; Staging Area (new commits will happen from working directory to the git folder) ---&gt; .git folder (having all the git commited <text:s/>files and file) </text:p>
      <text:p text:style-name="P10">}</text:p>
      <text:p text:style-name="P11">Remote</text:p>
      <text:p text:style-name="P11">{</text:p>
      <text:p text:style-name="P12">Truely and actually saved files</text:p>
      <text:p text:style-name="P11">}</text:p>
      <text:p text:style-name="P11"/>
      <text:p text:style-name="P13">git configuration done</text:p>
      <text:p text:style-name="P13">git init</text:p>
      <text:p text:style-name="P13">git add. (git staging area)</text:p>
      <text:p text:style-name="P14">git commit -m “messag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20:22:04.165225771</meta:creation-date>
    <meta:generator>LibreOffice/6.0.7.3$Linux_X86_64 LibreOffice_project/00m0$Build-3</meta:generator>
    <dc:date>2019-05-18T00:32:34.342687369</dc:date>
    <meta:editing-duration>PT42M45S</meta:editing-duration>
    <meta:editing-cycles>12</meta:editing-cycles>
    <meta:document-statistic meta:table-count="0" meta:image-count="0" meta:object-count="0" meta:page-count="5" meta:paragraph-count="92" meta:word-count="1063" meta:character-count="6545" meta:non-whitespace-character-count="5601"/>
  </office:meta>
</office:document-meta>
</file>